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ApplicationDefinitionImpl.getCastorServle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ApplicationDefinitionImpl.setCastorMimeMappings( Collection castorMimeMapp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ApplicationDefinitionImpl.setCastorId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ApplicationDefinitionImpl.preStore( Object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ebApplicationDefinitionImpl.getCastorMimeMapp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ApplicationDefinitionImpl.postStore( Object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ApplicationDefinitionImpl.getServletDefinition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ApplicationDefinitionImpl.getServletMapp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ApplicationDefinitionImpl.postLoad( Object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WebApplicationDefinitionImpl.setSecurityConstraints( Collection securityConstrai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ApplicationDefinitionImpl.setDisplayNames( DisplayNameSet display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ApplicationDefinitionImpl.setCastorDescriptions( DescriptionSet castorDescri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ApplicationDefinitionImpl.getServletContext( ServletContext servle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ApplicationDefinitionImpl.getSecurityConstrai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ApplicationDefinitionImpl.getDisplayName(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ApplicationDefinitionImpl.setCastorDisplayNames( DisplayNameSet castorDisplay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ApplicationDefinitionImpl.getCastorDescrip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ApplicationDefinitionImpl.getTagDefinition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ApplicationDefinitionImpl.getDescription(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ApplicationDefinitionImpl.getCastorResourceRef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ApplicationDefinitionImpl.getSecurityRo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ApplicationDefinitionImpl.getCastorDisplay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ApplicationDefinitionImpl.getCastorI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ebApplicationDefinitionImpl.getI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ebApplicationDefinitionImpl.postBuild( Object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WebApplicationDefinitionImpl.setCastorTagDefinitions( TagDefinitionSet taglib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ApplicationDefinitionImpl.setDescriptions( DescriptionSet descri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ApplicationDefinitionImpl.setContextRoot( String context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ebApplicationDefinitionImpl.preBuild( Object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WebApplicationDefinitionImpl.setCastorResourceRefSet( ResourceRefSet resourceRef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ApplicationDefinitionImpl.getCastorTagDefini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ApplicationDefinitionImpl.getContextRo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ApplicationDefinitionImpl.getInitParameter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ApplicationDefinitionImpl.getCastorInitPara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ApplicationDefinitionImpl.setId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